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2.2in"/>
    </style:style>
    <style:style style:name="co7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value-type" style:repeat-content="false"/>
      <style:paragraph-properties fo:margin-left="0in"/>
    </style:style>
    <style:style style:name="ce29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lassifi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12"/>
        <table:table-column table:style-name="co3" table:default-cell-style-name="ce16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6" table:default-cell-style-name="ce20"/>
        <table:table-column table:style-name="co7" table:default-cell-style-name="ce23"/>
        <table:table-column table:style-name="co4" table:default-cell-style-name="ce23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 office:value-type="string">
            <text:p>Faces_patch_clssfr_Pcos</text:p>
          </table:table-cell>
          <table:table-cell table:style-name="ce10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Dups (Train#0925; Test#0288)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10" office:value-type="string">
            <text:p>Add print header for newobs dups / hints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10" office:value-type="string">
            <text:p>Make newobs range outliers printout more readabl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Inspect worst OOB.FP &amp; FN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Check for outlier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Submit meanXY of top n ‘left_eye_center’ label for each test image ?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10" office:value-type="string">
            <text:p>Change glbFeatsCategory to P.cosSml.cut.fctr / P.cor.cut.fc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Switch gcc for caret Parallelism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Feature transformation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un different model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Ensembl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Display images (Worst OOB.FP, OOB.FN, new.sample) with highlights in classifie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Fix caret:::nominalTrainworkflow for allowParalle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no diff in submission</text:p>
          </table:table-cell>
          <table:table-cell table:style-name="Default" office:value-type="string">
            <text:p>Flag as outlier (highest .rstudent value) <text:s/>Min patch.cor(-0.636034) for <text:s/>Train#1456 – left_eye_center(72, 28)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Train vs. test error line plot by nob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132]" office:value-type="float" office:value="3575.24353">
            <text:p>3,575</text:p>
          </table:table-cell>
          <table:table-cell table:style-name="ce2" table:formula="of:=[.L132]" office:value-type="float" office:value="13515.6774">
            <text:p>13,516</text:p>
          </table:table-cell>
          <table:table-cell table:style-name="ce5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Faces_patch_clssfr_Pcos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7,1]</text:p>
          </table:table-cell>
          <table:table-cell office:value-type="float" office:value="1089.01902">
            <text:p>1,089.02</text:p>
          </table:table-cell>
          <table:table-cell office:value-type="float" office:value="2184.4731">
            <text:p>2,184.47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5547">
            <text:p>5,547.0000</text:p>
          </table:table-cell>
          <table:table-cell table:style-name="ce19" table:formula="of:=[.O31]/[.O57]" office:value-type="percentage" office:value="0.120791777361613">
            <text:p>12.08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2">
          <table:table-cell table:number-columns-repeated="3"/>
          <table:table-cell office:value-type="string">
            <text:p>Restricted train input to edges &amp; center of searchSpace</text:p>
          </table:table-cell>
          <table:table-cell office:value-type="string">
            <text:p>P.cosSml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5,0.7]</text:p>
          </table:table-cell>
          <table:table-cell office:value-type="float" office:value="2428.80508">
            <text:p>2,428.81</text:p>
          </table:table-cell>
          <table:table-cell office:value-type="float" office:value="4864.3357">
            <text:p>4,864.34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1099">
            <text:p>1,099.0000</text:p>
          </table:table-cell>
          <table:table-cell table:style-name="ce19" table:formula="of:=[.O32]/[.O58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 table:number-columns-repeated="3"/>
          <table:table-cell table:style-name="Default" office:value-type="string">
            <text:p>Added P.cosSml &amp; cut.fctr features</text:p>
          </table:table-cell>
          <table:table-cell office:value-type="string">
            <text:p>P.cor</text:p>
          </table:table-cell>
          <table:table-cell table:style-name="ce14" office:value-type="float" office:value="72.584348">
            <text:p>72.58</text:p>
          </table:table-cell>
          <table:table-cell table:style-name="ce11" office:value-type="string">
            <text:p>P.cosSml</text:p>
          </table:table-cell>
          <table:table-cell table:style-name="ce14" office:value-type="float" office:value="88.796566">
            <text:p>88.80</text:p>
          </table:table-cell>
          <table:table-cell/>
          <table:table-cell table:style-name="ce2" office:value-type="string">
            <text:p>(0,0.5]</text:p>
          </table:table-cell>
          <table:table-cell office:value-type="float" office:value="1573.25059">
            <text:p>1,573.25</text:p>
          </table:table-cell>
          <table:table-cell office:value-type="float" office:value="3160.3072">
            <text:p>3,160.31</text:p>
          </table:table-cell>
          <table:table-cell/>
          <table:table-cell office:value-type="string">
            <text:p>OOBobs errors</text:p>
          </table:table-cell>
          <table:table-cell table:style-name="ce24" table:formula="of:=SUM([.O31:.O32])" office:value-type="float" office:value="6646">
            <text:p>6,646.0000</text:p>
          </table:table-cell>
          <table:table-cell table:style-name="ce19" table:formula="of:=[.O33]/[.O59]" office:value-type="percentage" office:value="0.144723661861417">
            <text:p>14.4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formula="of:=[.K54]/[.B27]" office:value-type="percentage" office:value="1.44002002571277">
            <text:p>144.00%</text:p>
          </table:table-cell>
          <table:table-cell table:style-name="ce4" table:formula="of:=[.L54]/[.C27]" office:value-type="percentage" office:value="0.763316487562806">
            <text:p>76.33%</text:p>
          </table:table-cell>
          <table:table-cell office:value-type="string">
            <text:p>Added P.mnkSml.1.scld &amp; cut.fctr features</text:p>
          </table:table-cell>
          <table:table-cell office:value-type="string">
            <text:p>P.cor.cut.fctr(0,0.5]</text:p>
          </table:table-cell>
          <table:table-cell table:style-name="ce14" office:value-type="float" office:value="22.716457">
            <text:p>22.72</text:p>
          </table:table-cell>
          <table:table-cell table:style-name="ce11" office:value-type="string">
            <text:p>P.cor.cut.fctr(0,0.5]</text:p>
          </table:table-cell>
          <table:table-cell table:style-name="ce14" office:value-type="float" office:value="26.490398">
            <text:p>26.49</text:p>
          </table:table-cell>
          <table:table-cell/>
          <table:table-cell table:style-name="ce2" office:value-type="string">
            <text:p>(-1,0]</text:p>
          </table:table-cell>
          <table:table-cell office:value-type="float" office:value="57.34759">
            <text:p>57.35</text:p>
          </table:table-cell>
          <table:table-cell office:value-type="float" office:value="107.6234">
            <text:p>107.62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27717">
            <text:p>27,717.0000</text:p>
          </table:table-cell>
          <table:table-cell table:style-name="ce19" table:formula="of:=[.O34]/[.O60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/>
          <table:table-cell office:value-type="string">
            <text:p>P.mnkSml.3.scld</text:p>
          </table:table-cell>
          <table:table-cell table:style-name="ce14" office:value-type="float" office:value="14.794115">
            <text:p>14.79</text:p>
          </table:table-cell>
          <table:table-cell table:style-name="Default" office:value-type="string">
            <text:p>P.cor.cut.fctr(0.5,0.7]</text:p>
          </table:table-cell>
          <table:table-cell table:style-name="ce7" office:value-type="float" office:value="15.443941">
            <text:p>15.44</text:p>
          </table:table-cell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16858">
            <text:p>16,858.0000</text:p>
          </table:table-cell>
          <table:table-cell table:style-name="ce19" table:formula="of:=[.O35]/[.O61]" office:value-type="percentage" office:value="0.378194054963545">
            <text:p>37.82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/>
          <table:table-cell office:value-type="string">
            <text:p>P.cor.cut.fctr(0.5,0.7]</text:p>
          </table:table-cell>
          <table:table-cell table:style-name="ce14" office:value-type="float" office:value="14.545346">
            <text:p>14.55</text:p>
          </table:table-cell>
          <table:table-cell table:style-name="ce11" office:value-type="string">
            <text:p>P.cosSml.cut.fctr(0.98,1]</text:p>
          </table:table-cell>
          <table:table-cell table:style-name="ce14" office:value-type="float" office:value="10.732494">
            <text:p>10.73</text:p>
          </table:table-cell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 table:formula="of:=[.O36]/[.O62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/>
          <table:table-cell office:value-type="string">
            <text:p>P.mnkSml.1.scld.cut.fctr(0.87,2.9]</text:p>
          </table:table-cell>
          <table:table-cell table:style-name="ce14" office:value-type="float" office:value="10.871107">
            <text:p>10.87</text:p>
          </table:table-cell>
          <table:table-cell table:style-name="ce11" office:value-type="string">
            <text:p>P.mnkSml.3.scld</text:p>
          </table:table-cell>
          <table:table-cell table:style-name="ce14" office:value-type="float" office:value="10.455394">
            <text:p>10.46</text:p>
          </table:table-cell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6251128">
            <text:p>0.6251</text:p>
          </table:table-cell>
          <table:table-cell table:style-name="ce19" table:formula="of:=[.O37]/[.O63]" office:value-type="percentage" office:value="1.2502256">
            <text:p>125.02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/>
          <table:table-cell office:value-type="string">
            <text:p>P.cosSml.cut.fctr(0.98,1]</text:p>
          </table:table-cell>
          <table:table-cell table:style-name="ce14" office:value-type="float" office:value="9.903904">
            <text:p>9.90</text:p>
          </table:table-cell>
          <table:table-cell table:style-name="ce11" office:value-type="string">
            <text:p>P.mnkSml.1.scld.cut.fctr(0.87,2.9]</text:p>
          </table:table-cell>
          <table:table-cell table:style-name="ce14" office:value-type="float" office:value="3.806345">
            <text:p>3.81</text:p>
          </table:table-cell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7003196">
            <text:p>0.7003</text:p>
          </table:table-cell>
          <table:table-cell table:style-name="ce19" table:formula="of:=[.O38]/[.O64]" office:value-type="percentage" office:value="1.30463332129893">
            <text:p>130.46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.2">
            <text:p>0.2000</text:p>
          </table:table-cell>
          <table:table-cell table:style-name="ce19" table:formula="of:=[.O39]/[.O65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.2">
            <text:p>0.2000</text:p>
          </table:table-cell>
          <table:table-cell table:style-name="ce19" table:formula="of:=[.O40]/[.O66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.2">
            <text:p>0.2000</text:p>
          </table:table-cell>
          <table:table-cell table:style-name="ce19" table:formula="of:=[.O41]/[.O67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6251128">
            <text:p>0.6251</text:p>
          </table:table-cell>
          <table:table-cell table:style-name="ce19" table:formula="of:=[.O42]/[.O68]" office:value-type="percentage" office:value="17.047557648527">
            <text:p>1704.76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8020528">
            <text:p>0.8021</text:p>
          </table:table-cell>
          <table:table-cell table:style-name="ce19" table:formula="of:=[.O43]/[.O69]" office:value-type="percentage" office:value="0.836466216284639">
            <text:p>83.65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8034593">
            <text:p>0.8035</text:p>
          </table:table-cell>
          <table:table-cell table:style-name="ce19" table:formula="of:=[.O44]/[.O70]" office:value-type="percentage" office:value="0.836876376254847">
            <text:p>83.69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table:formula="of:=[.O46]/[.O72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data.training.0</text:span><text:span text:style-name="T2">(Console)</text:span></text:p>
          </table:table-cell>
          <table:table-cell table:style-name="ce7" office:value-type="float" office:value="152.342">
            <text:p>152.34</text:p>
          </table:table-cell>
          <table:table-cell table:style-name="ce19" table:formula="of:=[.O48]/[.O74]" office:value-type="percentage" office:value="0.442858513300988">
            <text:p>44.29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data.training_0</text:p>
          </table:table-cell>
          <table:table-cell table:style-name="ce7" office:value-type="float" office:value="152.342">
            <text:p>152.34</text:p>
          </table:table-cell>
          <table:table-cell table:style-name="ce19" table:formula="of:=[.O49]/[.O75]" office:value-type="percentage" office:value="0.54447526054697">
            <text:p>54.45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</text:p>
          </table:table-cell>
          <table:table-cell office:value-type="float" office:value="3.94256">
            <text:p>3.9426</text:p>
          </table:table-cell>
          <table:table-cell table:style-name="ce19" table:formula="of:=[.O51]/[.O77]" office:value-type="percentage" office:value="0.999513243824281">
            <text:p>99.95%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Best Leaderboard (Public) Score</text:p>
          </table:table-cell>
          <table:table-cell table:style-name="ce25" office:value-type="float" office:value="3.93942">
            <text:p>3.9394</text:p>
          </table:table-cell>
          <table:table-cell table:style-name="ce19" table:formula="of:=[.O52]/[.O78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7]/[.B$27]" office:value-type="percentage" office:value="1">
            <text:p>100.00%</text:p>
          </table:table-cell>
          <table:table-cell table:style-name="ce4" table:formula="of:=[.C$27]/[.C$27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31:.K53])" office:value-type="float" office:value="5148.42228">
            <text:p>5,148.42</text:p>
          </table:table-cell>
          <table:table-cell table:style-name="ce18" table:formula="of:=SUM([.L31:.L53])" office:value-type="float" office:value="10316.7394">
            <text:p>10,316.7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table:formula="of:=[.K54]/[.K80]" office:value-type="percentage" office:value="1.57266684593028">
            <text:p>157.27%</text:p>
          </table:table-cell>
          <table:table-cell table:style-name="ce19" table:formula="of:=[.L54]/[.L80]" office:value-type="percentage" office:value="0.768422560169185">
            <text:p>76.84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_Pmnk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7,1]</text:p>
          </table:table-cell>
          <table:table-cell office:value-type="float" office:value="538.46696">
            <text:p>538.47</text:p>
          </table:table-cell>
          <table:table-cell office:value-type="float" office:value="3567.4481">
            <text:p>3,567.45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5922">
            <text:p>45,922.0000</text:p>
          </table:table-cell>
          <table:table-cell table:style-name="ce19" table:formula="of:=[.O57]/[.O83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80]/[.B27]" office:value-type="percentage" office:value="0.915654850510281">
            <text:p>91.57%</text:p>
          </table:table-cell>
          <table:table-cell table:style-name="ce4" table:formula="of:=[.L80]/[.C27]" office:value-type="percentage" office:value="0.993355124028042">
            <text:p>99.34%</text:p>
          </table:table-cell>
          <table:table-cell office:value-type="string">
            <text:p>Added P.mnkSml.1.scld &amp; cut.fctr features</text:p>
          </table:table-cell>
          <table:table-cell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5,0.7]</text:p>
          </table:table-cell>
          <table:table-cell office:value-type="float" office:value="1251.54557">
            <text:p>1,251.55</text:p>
          </table:table-cell>
          <table:table-cell office:value-type="float" office:value="6164.2578">
            <text:p>6,164.26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table:formula="of:=[.O58]/[.O84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 table:number-columns-repeated="4"/>
          <table:table-cell office:value-type="string">
            <text:p>P.cor.cut.fctr(0,0.5]</text:p>
          </table:table-cell>
          <table:table-cell table:style-name="ce14" office:value-type="float" office:value="31.75136">
            <text:p>31.75</text:p>
          </table:table-cell>
          <table:table-cell table:style-name="ce11" office:value-type="string">
            <text:p>P.cor.cut.fctr(0.7,1]</text:p>
          </table:table-cell>
          <table:table-cell table:style-name="ce14" office:value-type="float" office:value="24.51697">
            <text:p>24.52</text:p>
          </table:table-cell>
          <table:table-cell/>
          <table:table-cell table:style-name="ce2" office:value-type="string">
            <text:p>(0,0.5]</text:p>
          </table:table-cell>
          <table:table-cell office:value-type="float" office:value="1425.96493">
            <text:p>1,425.96</text:p>
          </table:table-cell>
          <table:table-cell office:value-type="float" office:value="3571.7026">
            <text:p>3,571.70</text:p>
          </table:table-cell>
          <table:table-cell/>
          <table:table-cell office:value-type="string">
            <text:p>OOBobs errors</text:p>
          </table:table-cell>
          <table:table-cell table:style-name="ce24" table:formula="of:=SUM([.O57:.O58])" office:value-type="float" office:value="45922">
            <text:p>45,922.0000</text:p>
          </table:table-cell>
          <table:table-cell table:style-name="ce19" table:formula="of:=[.O59]/[.O85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P.cor.cut.fctr(0.7,1]</text:p>
          </table:table-cell>
          <table:table-cell table:style-name="ce14" office:value-type="float" office:value="23.85823">
            <text:p>23.86</text:p>
          </table:table-cell>
          <table:table-cell table:style-name="ce11" office:value-type="string">
            <text:p>P.cor.cut.fctr(0,0.5]</text:p>
          </table:table-cell>
          <table:table-cell table:style-name="ce14" office:value-type="float" office:value="23.36494">
            <text:p>23.36</text:p>
          </table:table-cell>
          <table:table-cell/>
          <table:table-cell table:style-name="ce2" office:value-type="string">
            <text:p>(-1,0]</text:p>
          </table:table-cell>
          <table:table-cell office:value-type="float" office:value="57.71162">
            <text:p>57.71</text:p>
          </table:table-cell>
          <table:table-cell office:value-type="float" office:value="122.4589">
            <text:p>122.46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 table:formula="of:=[.O60]/[.O86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 table:formula="of:=[.O61]/[.O87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 table:formula="of:=[.O62]/[.O88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 table:formula="of:=[.O63]/[.O89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5367942">
            <text:p>0.5368</text:p>
          </table:table-cell>
          <table:table-cell table:style-name="ce19" table:formula="of:=[.O64]/[.O90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 table:formula="of:=[.O65]/[.O91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 table:formula="of:=[.O66]/[.O92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 table:formula="of:=[.O67]/[.O93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6876">
            <text:p>0.0367</text:p>
          </table:table-cell>
          <table:table-cell table:style-name="ce19" table:formula="of:=[.O68]/[.O94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5857">
            <text:p>0.9589</text:p>
          </table:table-cell>
          <table:table-cell table:style-name="ce19" table:formula="of:=[.O69]/[.O95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6928">
            <text:p>0.9601</text:p>
          </table:table-cell>
          <table:table-cell table:style-name="ce19" table:formula="of:=[.O70]/[.O96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table:formula="of:=[.O72]/[.O98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models.0</text:span><text:span text:style-name="T2">(Console)</text:span></text:p>
          </table:table-cell>
          <table:table-cell table:style-name="ce7" office:value-type="float" office:value="343.997">
            <text:p>344</text:p>
          </table:table-cell>
          <table:table-cell table:style-name="ce19" table:formula="of:=[.O74]/[.O100]" office:value-type="percentage" office:value="1.20010535900558">
            <text:p>120.01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0_Interact.High.cor.Y</text:p>
          </table:table-cell>
          <table:table-cell table:style-name="ce7" office:value-type="float" office:value="279.796">
            <text:p>279.8</text:p>
          </table:table-cell>
          <table:table-cell table:style-name="ce19" table:formula="of:=[.O75]/[.O101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</text:p>
          </table:table-cell>
          <table:table-cell office:value-type="float" office:value="3.94448">
            <text:p>3.9445</text:p>
          </table:table-cell>
          <table:table-cell table:style-name="ce19" table:formula="of:=[.O77]/[.O103]" office:value-type="percentage" office:value="1.00128445304131">
            <text:p>100.13%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Best Leaderboard (Public) Score</text:p>
          </table:table-cell>
          <table:table-cell table:style-name="ce25" office:value-type="float" office:value="3.93942">
            <text:p>3.9394</text:p>
          </table:table-cell>
          <table:table-cell table:style-name="ce19" table:formula="of:=[.O78]/[.O104]" office:value-type="percentage" office:value="0.0463461176470588">
            <text:p>4.63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7]/[.B$27]" office:value-type="percentage" office:value="1">
            <text:p>100.00%</text:p>
          </table:table-cell>
          <table:table-cell table:style-name="ce4" table:formula="of:=[.C$27]/[.C$27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57:.K79])" office:value-type="float" office:value="3273.68908">
            <text:p>3,273.69</text:p>
          </table:table-cell>
          <table:table-cell table:style-name="ce18" table:formula="of:=SUM([.L57:.L79])" office:value-type="float" office:value="13425.8674">
            <text:p>13,425.8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table:formula="of:=[.K80]/[.K106]" office:value-type="percentage" office:value="1">
            <text:p>100.00%</text:p>
          </table:table-cell>
          <table:table-cell table:style-name="ce19" table:formula="of:=[.L80]/[.L106]" office:value-type="percentage" office:value="1">
            <text:p>100.00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_co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7,1]</text:p>
          </table:table-cell>
          <table:table-cell office:value-type="float" office:value="538.46696">
            <text:p>538.47</text:p>
          </table:table-cell>
          <table:table-cell office:value-type="float" office:value="3567.4481">
            <text:p>3,567.45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5922">
            <text:p>45,922.0000</text:p>
          </table:table-cell>
          <table:table-cell table:style-name="ce19" table:formula="of:=[.O83]/[.O109]" office:value-type="percentage" office:value="0.99769705396715">
            <text:p>99.77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 table:number-columns-repeated="3"/>
          <table:table-cell office:value-type="string">
            <text:p>Added P.cor.cut.fctr feature</text:p>
          </table:table-cell>
          <table:table-cell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5,0.7]</text:p>
          </table:table-cell>
          <table:table-cell office:value-type="float" office:value="1251.54557">
            <text:p>1,251.55</text:p>
          </table:table-cell>
          <table:table-cell office:value-type="float" office:value="6164.2578">
            <text:p>6,164.26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table:formula="of:=[.O84]/[.O110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K106]/[.B27]" office:value-type="percentage" office:value="0.915654850510281">
            <text:p>91.57%</text:p>
          </table:table-cell>
          <table:table-cell table:style-name="ce4" table:formula="of:=[.L106]/[.C27]" office:value-type="percentage" office:value="0.993355124028042">
            <text:p>99.34%</text:p>
          </table:table-cell>
          <table:table-cell office:value-type="string">
            <text:p>Added P.cor feature</text:p>
          </table:table-cell>
          <table:table-cell office:value-type="string">
            <text:p>P.cor.cut.fctr(0,0.5]</text:p>
          </table:table-cell>
          <table:table-cell table:style-name="ce14" office:value-type="float" office:value="31.75136">
            <text:p>31.75</text:p>
          </table:table-cell>
          <table:table-cell table:style-name="ce11" office:value-type="string">
            <text:p>P.cor.cut.fctr(0.7,1]</text:p>
          </table:table-cell>
          <table:table-cell table:style-name="ce14" office:value-type="float" office:value="24.51697">
            <text:p>24.52</text:p>
          </table:table-cell>
          <table:table-cell/>
          <table:table-cell table:style-name="ce2" office:value-type="string">
            <text:p>(0,0.5]</text:p>
          </table:table-cell>
          <table:table-cell office:value-type="float" office:value="1425.96493">
            <text:p>1,425.96</text:p>
          </table:table-cell>
          <table:table-cell office:value-type="float" office:value="3571.7026">
            <text:p>3,571.70</text:p>
          </table:table-cell>
          <table:table-cell/>
          <table:table-cell office:value-type="string">
            <text:p>OOBobs errors</text:p>
          </table:table-cell>
          <table:table-cell table:style-name="ce24" table:formula="of:=SUM([.O83:.O84])" office:value-type="float" office:value="45922">
            <text:p>45,922.0000</text:p>
          </table:table-cell>
          <table:table-cell table:style-name="ce19" table:formula="of:=[.O85]/[.O111]" office:value-type="percentage" office:value="0.99769705396715">
            <text:p>99.7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P.cor.cut.fctr(0.7,1]</text:p>
          </table:table-cell>
          <table:table-cell table:style-name="ce14" office:value-type="float" office:value="23.85823">
            <text:p>23.86</text:p>
          </table:table-cell>
          <table:table-cell table:style-name="ce11" office:value-type="string">
            <text:p>P.cor.cut.fctr(0,0.5]</text:p>
          </table:table-cell>
          <table:table-cell table:style-name="ce14" office:value-type="float" office:value="23.36494">
            <text:p>23.36</text:p>
          </table:table-cell>
          <table:table-cell/>
          <table:table-cell table:style-name="ce2" office:value-type="string">
            <text:p>(-1,0]</text:p>
          </table:table-cell>
          <table:table-cell office:value-type="float" office:value="57.71162">
            <text:p>57.71</text:p>
          </table:table-cell>
          <table:table-cell office:value-type="float" office:value="122.4589">
            <text:p>122.46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 table:formula="of:=[.O86]/[.O112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 table:formula="of:=[.O87]/[.O113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 table:formula="of:=[.O88]/[.O114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 table:formula="of:=[.O89]/[.O115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5367942">
            <text:p>0.5368</text:p>
          </table:table-cell>
          <table:table-cell table:style-name="ce19" table:formula="of:=[.O90]/[.O116]" office:value-type="percentage" office:value="1.08768060748672">
            <text:p>108.7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 table:formula="of:=[.O91]/[.O117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 table:formula="of:=[.O92]/[.O118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 table:formula="of:=[.O93]/[.O119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6876">
            <text:p>0.0367</text:p>
          </table:table-cell>
          <table:table-cell table:style-name="ce19" table:formula="of:=[.O94]/[.O120]" office:value-type="percentage" office:value="0.999469584515139">
            <text:p>99.95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5857">
            <text:p>0.9589</text:p>
          </table:table-cell>
          <table:table-cell table:style-name="ce19" table:formula="of:=[.O95]/[.O121]" office:value-type="percentage" office:value="1.00001323466082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6928">
            <text:p>0.9601</text:p>
          </table:table-cell>
          <table:table-cell table:style-name="ce19" table:formula="of:=[.O96]/[.O122]" office:value-type="percentage" office:value="1.0000130513118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table:formula="of:=[.O98]/[.O124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data.training.0</text:span><text:span text:style-name="T2">(Console)</text:span></text:p>
          </table:table-cell>
          <table:table-cell table:style-name="ce7" office:value-type="float" office:value="286.639">
            <text:p>286.64</text:p>
          </table:table-cell>
          <table:table-cell table:style-name="ce19" table:formula="of:=[.O100]/[.O126]" office:value-type="percentage" office:value="0.86569116003745">
            <text:p>86.5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1_All.X</text:p>
          </table:table-cell>
          <table:table-cell table:style-name="ce7" office:value-type="string">
            <text:p>???</text:p>
          </table:table-cell>
          <table:table-cell table:style-name="ce19" table:formula="of:=[.O101]/[.O127]" office:value-type="percentage" office:value="0">
            <text:p>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3942">
            <text:p>3.9394</text:p>
          </table:table-cell>
          <table:table-cell table:style-name="ce19" table:formula="of:=[.O103]/[.O129]" office:value-type="percentage" office:value="0.993443317479611">
            <text:p>99.34%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85">
            <text:p>85</text:p>
          </table:table-cell>
          <table:table-cell table:style-name="ce19" table:formula="of:=[.O104]/[.O130]" office:value-type="percentage" office:value="0.772727272727273">
            <text:p>77.27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7]/[.B$27]" office:value-type="percentage" office:value="1">
            <text:p>100.00%</text:p>
          </table:table-cell>
          <table:table-cell table:style-name="ce4" table:formula="of:=[.C$27]/[.C$27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83:.K105])" office:value-type="float" office:value="3273.68908">
            <text:p>3,273.69</text:p>
          </table:table-cell>
          <table:table-cell table:style-name="ce18" table:formula="of:=SUM([.L83:.L105])" office:value-type="float" office:value="13425.8674">
            <text:p>13,425.8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table:formula="of:=[.K106]/[.K132]" office:value-type="percentage" office:value="0.915654850510281">
            <text:p>91.57%</text:p>
          </table:table-cell>
          <table:table-cell table:style-name="ce19" table:formula="of:=[.L106]/[.L132]" office:value-type="percentage" office:value="0.993355124028042">
            <text:p>99.34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5,0.7]</text:p>
          </table:table-cell>
          <table:table-cell office:value-type="float" office:value="1216.96547">
            <text:p>1,216.97</text:p>
          </table:table-cell>
          <table:table-cell office:value-type="float" office:value="5926.5755">
            <text:p>5,926.58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6028">
            <text:p>46,028.0000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132]/[.B27]" office:value-type="percentage" office:value="1">
            <text:p>100.00%</text:p>
          </table:table-cell>
          <table:table-cell table:style-name="ce4" table:formula="of:=[.L132]/[.C27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7,1]</text:p>
          </table:table-cell>
          <table:table-cell office:value-type="float" office:value="395.25569">
            <text:p>395.26</text:p>
          </table:table-cell>
          <table:table-cell office:value-type="float" office:value="2945.5025">
            <text:p>2,945.50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0,0.5]</text:p>
          </table:table-cell>
          <table:table-cell office:value-type="float" office:value="1868.78204">
            <text:p>1,868.78</text:p>
          </table:table-cell>
          <table:table-cell office:value-type="float" office:value="4458.5228">
            <text:p>4,458.52</text:p>
          </table:table-cell>
          <table:table-cell/>
          <table:table-cell office:value-type="string">
            <text:p>OOBobs errors</text:p>
          </table:table-cell>
          <table:table-cell table:style-name="ce24" table:formula="of:=SUM([.O109:.O110])" office:value-type="float" office:value="46028">
            <text:p>46,028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-1,0]</text:p>
          </table:table-cell>
          <table:table-cell office:value-type="float" office:value="94.24033">
            <text:p>94.24</text:p>
          </table:table-cell>
          <table:table-cell office:value-type="float" office:value="185.0766">
            <text:p>185.08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4935219">
            <text:p>0.4935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8822">
            <text:p>0.0367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4588">
            <text:p>0.9588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5675">
            <text:p>0.9601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models.0</text:span><text:span text:style-name="T2">(Console)</text:span></text:p>
          </table:table-cell>
          <table:table-cell table:style-name="ce7" office:value-type="float" office:value="331.11">
            <text:p>331.11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0_Max.cor.Y.rcv.*X*</text:p>
          </table:table-cell>
          <table:table-cell table:style-name="ce7" office:value-type="float" office:value="168.495">
            <text:p>168.5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10">
            <text:p>110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7]/[.B$27]" office:value-type="percentage" office:value="1">
            <text:p>100.00%</text:p>
          </table:table-cell>
          <table:table-cell table:style-name="ce4" table:formula="of:=[.C$27]/[.C$27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109:.K131])" office:value-type="float" office:value="3575.24353">
            <text:p>3,575.24</text:p>
          </table:table-cell>
          <table:table-cell table:style-name="ce18" table:formula="of:=SUM([.L109:.L131])" office:value-type="float" office:value="13515.6774">
            <text:p>13,515.68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442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038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1">
            <text:p>1</text:p>
          </table:table-cell>
          <table:table-cell office:value-type="float" office:value="1685.02074">
            <text:p>1685.02</text:p>
          </table:table-cell>
          <table:table-cell office:value-type="float" office:value="5817.5716">
            <text:p>5817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9">
            <text:p>9</text:p>
          </table:table-cell>
          <table:table-cell office:value-type="float" office:value="195.59648">
            <text:p>195.6</text:p>
          </table:table-cell>
          <table:table-cell office:value-type="float" office:value="715.2853">
            <text:p>715.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086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-1,-0.2]</text:p>
          </table:table-cell>
          <table:table-cell office:value-type="float" office:value="1042.484">
            <text:p>1042.4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0.2,0]</text:p>
          </table:table-cell>
          <table:table-cell office:value-type="float" office:value="1867.507">
            <text:p>1867.5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3]</text:p>
          </table:table-cell>
          <table:table-cell office:value-type="float" office:value="2863.183">
            <text:p>2863.1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3,1]</text:p>
          </table:table-cell>
          <table:table-cell office:value-type="float" office:value="1361.269">
            <text:p>1361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5926.5755">
            <text:p>5926.5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2945.5025">
            <text:p>2945.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4458.5228">
            <text:p>4458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85.0766">
            <text:p>185.0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3391.7081">
            <text:p>3391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6216.8037">
            <text:p>6216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731.8601">
            <text:p>3731.8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09.9657">
            <text:p>109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3394.7827">
            <text:p>3394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6216.2144">
            <text:p>6216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725.3055">
            <text:p>3725.3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00.3886">
            <text:p>100.3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,0.5]</text:p>
          </table:table-cell>
          <table:table-cell office:value-type="float" office:value="23.36494">
            <text:p>23.3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.7,1]</text:p>
          </table:table-cell>
          <table:table-cell office:value-type="float" office:value="24.51697">
            <text:p>24.5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3567.4481">
            <text:p>3567.4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6164.2578">
            <text:p>6164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571.7026">
            <text:p>3571.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22.4589">
            <text:p>122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</text:p>
          </table:table-cell>
          <table:table-cell office:value-type="float" office:value="88.796566">
            <text:p>88.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,0.5]</text:p>
          </table:table-cell>
          <table:table-cell office:value-type="float" office:value="26.490398">
            <text:p>26.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.5,0.7]</text:p>
          </table:table-cell>
          <table:table-cell office:value-type="float" office:value="15.443941">
            <text:p>15.44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.cut.fctr(0.98,1]</text:p>
          </table:table-cell>
          <table:table-cell office:value-type="float" office:value="10.732494">
            <text:p>10.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3.scld</text:p>
          </table:table-cell>
          <table:table-cell office:value-type="float" office:value="10.455394">
            <text:p>10.4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1.scld.cut.fctr(0.87,2.9]</text:p>
          </table:table-cell>
          <table:table-cell office:value-type="float" office:value="3.806345">
            <text:p>3.8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</text:p>
          </table:table-cell>
          <table:table-cell office:value-type="float" office:value="72.584348">
            <text:p>72.5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,0.5]</text:p>
          </table:table-cell>
          <table:table-cell office:value-type="float" office:value="22.716457">
            <text:p>22.7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3.scld</text:p>
          </table:table-cell>
          <table:table-cell office:value-type="float" office:value="14.794115">
            <text:p>14.7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.5,0.7]</text:p>
          </table:table-cell>
          <table:table-cell office:value-type="float" office:value="14.545346">
            <text:p>14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1.scld.cut.fctr(0.87,2.9]</text:p>
          </table:table-cell>
          <table:table-cell office:value-type="float" office:value="10.871107">
            <text:p>10.8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.cut.fctr(0.98,1]</text:p>
          </table:table-cell>
          <table:table-cell office:value-type="float" office:value="9.903904">
            <text:p>9.9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2184.4731">
            <text:p>2184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4864.3357">
            <text:p>4864.3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160.3072">
            <text:p>3160.3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07.6234">
            <text:p>107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</table:table>
      <table:table table:name="patc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12"/>
        <table:table-column table:style-name="co3" table:default-cell-style-name="ce16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3" table:default-cell-style-name="ce20"/>
        <table:table-column table:style-name="co7" table:default-cell-style-name="ce23"/>
        <table:table-column table:style-name="co4" table:default-cell-style-name="ce23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aces_patch_mean</text:p>
          </table:table-cell>
          <table:table-cell table:style-name="Default" office:value-type="string">
            <text:p>Not done: image needs to be reversed only for plotting: Store reversed images in glbFeatsImage[[featImage]]$imgMtrx ??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rain#3505, Train#6939): might end up being dups after integer trunc for all objects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rain#4647, Train#6329): might end up being dups after integer trunc for all objects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est#0912, Test#1526)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6" office:value-type="string">
            <text:p>Done</text:p>
          </table:table-cell>
          <table:table-cell table:style-name="Default" office:value-type="string">
            <text:p>Limit searchspace to center &amp; edges of training images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6"/>
          <table:table-cell table:style-name="Default" office:value-type="string">
            <text:p>Add P.mnkSml(4 &amp; 5) since P.mnkSml.3 is important for glmnet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Test patch sizes of 8 &amp; 12 (factors of 96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nsert another layer of block identification prior to patch identification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Parallelize P.&lt;metric&gt; calculations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Print union of images with min / max P.valu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No diff in results</text:p>
          </table:table-cell>
          <table:table-cell table:style-name="Default" office:value-type="string">
            <text:p>Flag as outlier (highest .rstudent value) <text:s/>Min patch.cor(-0.636034) for <text:s/>Train#1456 – left_eye_center(72, 28)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istance metrics in addition to patch.co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New Images → output patches for entire image vs. patches around mean across all Trn imag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filters (e.g. sharpening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80]" office:value-type="float" office:value="4361.39876">
            <text:p>4,361</text:p>
          </table:table-cell>
          <table:table-cell table:style-name="ce2" table:formula="of:=[.L80]" office:value-type="float" office:value="14801.7578">
            <text:p>14,802</text:p>
          </table:table-cell>
          <table:table-cell table:style-name="ce5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mean_datafix</text:p>
          </table:table-cell>
          <table:table-cell table:number-columns-repeated="2"/>
          <table:table-cell table:style-name="ce11"/>
          <table:table-cell table:number-columns-repeated="2"/>
          <table:table-cell table:style-name="ce2"/>
          <table:table-cell table:number-columns-repeated="3"/>
          <table:table-cell office:value-type="string">
            <text:p>min.RMSE.OOB:glb_sel_mdl</text:p>
          </table:table-cell>
          <table:table-cell/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48]/[.B26]" office:value-type="percentage" office:value="0">
            <text:p>0.00%</text:p>
          </table:table-cell>
          <table:table-cell table:style-name="ce4" table:formula="of:=[.L48]/[.C26]" office:value-type="percentage" office:value="0">
            <text:p>0.00%</text:p>
          </table:table-cell>
          <table:table-cell office:value-type="string">
            <text:p>converted obj floats to integers</text:p>
          </table:table-cell>
          <table:table-cell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in.RMSE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partial patches are not output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R.sq.OOB:glb_sel_mdl</text:p>
          </table:table-cell>
          <table:table-cell table:style-name="ce29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 office:value-type="string">
            <text:p>Location for left_eye_center wrong for Train#(1878,1908)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Adj.R.sq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/>
          <table:table-cell table:number-columns-repeated="5"/>
          <table:table-cell table:style-name="ce2"/>
          <table:table-cell table:number-columns-repeated="4"/>
          <table:table-cell table:style-name="ce12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28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number-columns-repeated="6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extract.features.image</text:span><text:span text:style-name="T2">(Console)</text:span></text:p>
          </table:table-cell>
          <table:table-cell table:style-name="ce7" office:value-type="float" office:value="972.431">
            <text:p>972.43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extract.features.image.Image.patch.search</text:p>
          </table:table-cell>
          <table:table-cell table:style-name="ce7" office:value-type="float" office:value="709.493">
            <text:p>709.49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8832 obs</text:p>
          </table:table-cell>
          <table:table-cell office:value-type="float" office:value="770.922">
            <text:p>770.9220</text:p>
          </table:table-cell>
          <table:table-cell table:number-columns-repeated="2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4416 obs</text:p>
          </table:table-cell>
          <table:table-cell office:value-type="float" office:value="371.542">
            <text:p>371.5420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208 obs</text:p>
          </table:table-cell>
          <table:table-cell table:style-name="ce7" office:value-type="float" office:value="228.352">
            <text:p>228.35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1104 obs</text:p>
          </table:table-cell>
          <table:table-cell table:style-name="ce7" office:value-type="float" office:value="99.823">
            <text:p>99.82</text:p>
          </table:table-cell>
          <table:table-cell table:style-name="ce19"/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552 obs</text:p>
          </table:table-cell>
          <table:table-cell office:value-type="float" office:value="48.96">
            <text:p>48.960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</text:p>
          </table:table-cell>
          <table:table-cell office:value-type="float" office:value="35.597">
            <text:p>35.597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 (none)</text:p>
          </table:table-cell>
          <table:table-cell office:value-type="float" office:value="15.832">
            <text:p>15.832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 (P.cor)</text:p>
          </table:table-cell>
          <table:table-cell office:value-type="float" office:value="25.45">
            <text:p>25.450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 (P.mnkSml.1)</text:p>
          </table:table-cell>
          <table:table-cell office:value-type="float" office:value="26.838">
            <text:p>26.838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6]/[.B$26]" office:value-type="percentage" office:value="1">
            <text:p>100.00%</text:p>
          </table:table-cell>
          <table:table-cell table:style-name="ce4" table:formula="of:=[.C$26]/[.C$26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30:.K43])" office:value-type="float" office:value="0">
            <text:p>0.00</text:p>
          </table:table-cell>
          <table:table-cell table:style-name="ce18" table:formula="of:=SUM([.L30:.L43])" office:value-type="float" office:value="0">
            <text:p>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mean</text:p>
          </table:table-cell>
          <table:table-cell table:number-columns-repeated="2"/>
          <table:table-cell table:style-name="ce11"/>
          <table:table-cell table:number-columns-repeated="2"/>
          <table:table-cell table:style-name="ce2"/>
          <table:table-cell table:number-columns-repeated="3"/>
          <table:table-cell office:value-type="string">
            <text:p>min.RMSE.OOB:glb_sel_mdl</text:p>
          </table:table-cell>
          <table:table-cell/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64]/[.B26]" office:value-type="percentage" office:value="0">
            <text:p>0.00%</text:p>
          </table:table-cell>
          <table:table-cell table:style-name="ce4" table:formula="of:=[.L64]/[.C26]" office:value-type="percentage" office:value="0">
            <text:p>0.00%</text:p>
          </table:table-cell>
          <table:table-cell office:value-type="string">
            <text:p>setup Faces_patch_clssfr</text:p>
          </table:table-cell>
          <table:table-cell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in.RMSE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For left_eye_center: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R.sq.OOB:glb_sel_mdl</text:p>
          </table:table-cell>
          <table:table-cell table:style-name="ce29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PatchSize = 10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Adj.R.sq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 office:value-type="string">
            <text:p>StepSize = 2</text:p>
          </table:table-cell>
          <table:table-cell table:number-columns-repeated="5"/>
          <table:table-cell table:style-name="ce2"/>
          <table:table-cell table:number-columns-repeated="4"/>
          <table:table-cell table:style-name="ce12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28" office:value-type="string">
            <text:p>Trn → patches around detected object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New → pacthes around mean(Trn)</text:p>
          </table:table-cell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 office:value-type="string">
            <text:p>Compute patch.cor</text:p>
          </table:table-cell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extract.features.image</text:span><text:span text:style-name="T2">(Console)</text:span></text:p>
          </table:table-cell>
          <table:table-cell table:style-name="ce7" office:value-type="float" office:value="698.021">
            <text:p>698.02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9" office:value-type="string">
            <text:p>All other detections default to mean in trn</text:p>
          </table:table-cell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extract.features.image.Image.bgn</text:p>
          </table:table-cell>
          <table:table-cell table:style-name="ce7" office:value-type="float" office:value="149.561">
            <text:p>149.56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07">
            <text:p>107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6]/[.B$26]" office:value-type="percentage" office:value="1">
            <text:p>100.00%</text:p>
          </table:table-cell>
          <table:table-cell table:style-name="ce4" table:formula="of:=[.C$26]/[.C$26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51:.K63])" office:value-type="float" office:value="0">
            <text:p>0.00</text:p>
          </table:table-cell>
          <table:table-cell table:style-name="ce18" table:formula="of:=SUM([.L51:.L63])" office:value-type="float" office:value="0">
            <text:p>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tmplt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/>
          <table:table-cell office:value-type="string">
            <text:p>min.RMSE.OOB:glb_sel_mdl</text:p>
          </table:table-cell>
          <table:table-cell office:value-type="float" office:value="3.843935">
            <text:p>3.8439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80]/[.B26]" office:value-type="percentage" office:value="1">
            <text:p>100.00%</text:p>
          </table:table-cell>
          <table:table-cell table:style-name="ce4" table:formula="of:=[.L80]/[.C26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.pos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/>
          <table:table-cell office:value-type="string">
            <text:p>min.RMSE.fit:glb_fin_mdl</text:p>
          </table:table-cell>
          <table:table-cell office:value-type="float" office:value="3.441975">
            <text:p>3.4420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regression of left_eye_center_x</text:p>
          </table:table-cell>
          <table:table-cell table:number-columns-repeated="5"/>
          <table:table-cell table:style-name="ce2"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,038.71</text:p>
          </table:table-cell>
          <table:table-cell/>
          <table:table-cell office:value-type="string">
            <text:p>max.R.sq.OOB:glb_sel_mdl</text:p>
          </table:table-cell>
          <table:table-cell table:style-name="ce29" office:value-type="float" office:value="0.003172451">
            <text:p>0.0032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9" office:value-type="string">
            <text:p>All other detections default to mean in trn</text:p>
          </table:table-cell>
          <table:table-cell table:number-columns-repeated="5"/>
          <table:table-cell table:style-name="ce2"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003162455">
            <text:p>0.0032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/>
          <table:table-cell table:number-columns-repeated="5"/>
          <table:table-cell table:style-name="ce2" office:value-type="float" office:value="1">
            <text:p>1</text:p>
          </table:table-cell>
          <table:table-cell office:value-type="float" office:value="1685.02074">
            <text:p>1,685.02</text:p>
          </table:table-cell>
          <table:table-cell office:value-type="float" office:value="5817.5716">
            <text:p>5,817.57</text:p>
          </table:table-cell>
          <table:table-cell table:number-columns-repeated="2"/>
          <table:table-cell table:style-name="ce12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9">
            <text:p>9</text:p>
          </table:table-cell>
          <table:table-cell office:value-type="float" office:value="195.59648">
            <text:p>195.60</text:p>
          </table:table-cell>
          <table:table-cell office:value-type="float" office:value="715.2853">
            <text:p>715.29</text:p>
          </table:table-cell>
          <table:table-cell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2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/>
          <table:table-cell table:style-name="ce22" office:value-type="string">
            <text:p><text:span text:style-name="T1">import.data</text:span><text:span text:style-name="T2">(Console)</text:span></text:p>
          </table:table-cell>
          <table:table-cell table:style-name="ce7" office:value-type="float" office:value="52.801">
            <text:p>52.8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,086.57</text:p>
          </table:table-cell>
          <table:table-cell/>
          <table:table-cell table:style-name="ce7" office:value-type="string">
            <text:p>extract.features_bind.DXM</text:p>
          </table:table-cell>
          <table:table-cell table:style-name="ce7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5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07">
            <text:p>107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6]/[.B$26]" office:value-type="percentage" office:value="1">
            <text:p>100.00%</text:p>
          </table:table-cell>
          <table:table-cell table:style-name="ce4" table:formula="of:=[.C$26]/[.C$26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67:.K79])" office:value-type="float" office:value="4361.39876">
            <text:p>4,361.40</text:p>
          </table:table-cell>
          <table:table-cell table:style-name="ce18" table:formula="of:=SUM([.L67:.L79])" office:value-type="float" office:value="14801.7578">
            <text:p>14,801.7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494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20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7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7" office:value-type="string">
            <text:p>min.RMSE.OOB:glb_sel_mdl</text:p>
          </table:table-cell>
        </table:table-row>
        <table:table-row table:style-name="ro1">
          <table:table-cell/>
          <table:table-cell table:style-name="ce7" office:value-type="string">
            <text:p>min.RMSE.fit:glb_fin_mdl</text:p>
          </table:table-cell>
        </table:table-row>
        <table:table-row table:style-name="ro1">
          <table:table-cell/>
          <table:table-cell table:style-name="ce7" office:value-type="string">
            <text:p>max.R.sq.OOB:glb_sel_mdl</text:p>
          </table:table-cell>
        </table:table-row>
        <table:table-row table:style-name="ro1">
          <table:table-cell/>
          <table:table-cell table:style-name="ce7" office:value-type="string">
            <text:p>max.Adj.R.sq.fit:glb_fin_mdl</text:p>
          </table:table-cell>
        </table:table-row>
      </table:table>
      <table:database-ranges>
        <table:database-range table:target-range-address="stage.B110:stage.C11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1/18/2016</text:date>, <text:time>10:0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18T10:06:10</dc:date>
    <dc:creator>Balaji Iyengar</dc:creator>
    <meta:editing-duration>PT1879H15M09S</meta:editing-duration>
    <meta:editing-cycles>572</meta:editing-cycles>
    <meta:document-statistic meta:table-count="4" meta:cell-count="1109" meta:object-count="0"/>
    <meta:user-defined meta:name=""/>
  </office:meta>
</office:document-meta>
</file>